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background-color="#FFF200"/>
    </style:style>
    <style:style style:name="P3" style:parent-style-name="Standard" style:list-style-name="LFO1" style:family="paragraph">
      <style:text-properties fo:background-color="#FFF200"/>
    </style:style>
    <style:style style:name="P4" style:parent-style-name="Standard" style:family="paragraph">
      <style:text-properties fo:background-color="#FFF200"/>
    </style:style>
    <style:style style:name="T5" style:parent-style-name="Absatz-Standardschriftart" style:family="text">
      <style:text-properties style:text-position="super 66.6%"/>
    </style:style>
    <style:style style:name="P6" style:parent-style-name="Standard" style:list-style-name="LFO2" style:family="paragraph">
      <style:text-properties fo:background-color="#FFF200"/>
    </style:style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T17" style:parent-style-name="Absatz-Standardschriftart" style:family="text">
      <style:text-properties style:text-position="super 66.6%"/>
    </style:style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list-style-name="LFO3" style:family="paragraph"/>
    <style:style style:name="T26" style:parent-style-name="Absatz-Standardschriftart" style:family="text">
      <style:text-properties style:text-position="super 66.6%"/>
    </style:style>
    <style:style style:name="P27" style:parent-style-name="Standard" style:list-style-name="LFO4" style:family="paragraph"/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list-style-name="LFO4" style:family="paragraph"/>
    <style:style style:name="P34" style:parent-style-name="Standard" style:list-style-name="LFO4" style:family="paragraph"/>
    <style:style style:name="P35" style:parent-style-name="Standard" style:list-style-name="LFO4" style:family="paragraph"/>
    <style:style style:name="P36" style:parent-style-name="Standard" style:list-style-name="LFO4" style:family="paragraph"/>
    <style:style style:name="P37" style:parent-style-name="Standard" style:list-style-name="LFO4" style:family="paragraph"/>
    <style:style style:name="P38" style:parent-style-name="Standard" style:list-style-name="LFO4" style:family="paragraph"/>
    <style:style style:name="P39" style:parent-style-name="Standard" style:list-style-name="LFO4" style:family="paragraph"/>
    <style:style style:name="P40" style:parent-style-name="Standard" style:list-style-name="LFO4" style:family="paragraph"/>
    <style:style style:name="P41" style:parent-style-name="Standard" style:list-style-name="LFO4" style:family="paragraph"/>
    <style:style style:name="P42" style:parent-style-name="Standard" style:list-style-name="LFO4" style:family="paragraph"/>
    <style:style style:name="P43" style:parent-style-name="Standard" style:list-style-name="LFO4" style:family="paragraph"/>
    <style:style style:name="P44" style:parent-style-name="Standard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Standard" style:list-style-name="LFO4" style:family="paragraph"/>
    <style:style style:name="P48" style:parent-style-name="Standard" style:list-style-name="LFO4" style:family="paragraph"/>
    <style:style style:name="P49" style:parent-style-name="Standard" style:list-style-name="LFO4" style:family="paragraph"/>
    <style:style style:name="P50" style:parent-style-name="Standard" style:list-style-name="LFO5" style:family="paragraph"/>
    <style:style style:name="P51" style:parent-style-name="Standard" style:list-style-name="LFO5" style:family="paragraph"/>
    <style:style style:name="P52" style:parent-style-name="Standard" style:list-style-name="LFO5" style:family="paragraph"/>
    <style:style style:name="P53" style:parent-style-name="Standard" style:list-style-name="LFO5" style:family="paragraph"/>
    <style:style style:name="P54" style:parent-style-name="Standard" style:list-style-name="LFO5" style:family="paragraph"/>
    <style:style style:name="P55" style:parent-style-name="Standard" style:list-style-name="LFO5" style:family="paragraph"/>
    <style:style style:name="P56" style:parent-style-name="Standard" style:list-style-name="LFO5" style:family="paragraph"/>
    <style:style style:name="P57" style:parent-style-name="Standard" style:list-style-name="LFO5" style:family="paragraph"/>
    <style:style style:name="P58" style:parent-style-name="Standard" style:list-style-name="LFO5" style:family="paragraph"/>
    <style:style style:name="P59" style:parent-style-name="Standard" style:list-style-name="LFO5" style:family="paragraph"/>
    <style:style style:name="P60" style:parent-style-name="Standard" style:list-style-name="LFO5" style:family="paragraph"/>
    <style:style style:name="P61" style:parent-style-name="Standard" style:list-style-name="LFO5" style:family="paragraph"/>
    <style:style style:name="P62" style:parent-style-name="Standard" style:list-style-name="LFO5" style:family="paragraph"/>
    <style:style style:name="P63" style:parent-style-name="Standard" style:list-style-name="LFO5" style:family="paragraph"/>
    <style:style style:name="P64" style:parent-style-name="Standard" style:list-style-name="LFO5" style:family="paragraph"/>
    <style:style style:name="P65" style:parent-style-name="Standard" style:list-style-name="LFO5" style:family="paragraph"/>
    <style:style style:name="P66" style:parent-style-name="Standard" style:list-style-name="LFO6" style:family="paragraph"/>
  </office:automatic-styles>
  <office:body>
    <office:text text:use-soft-page-breaks="true">
      <text:p text:style-name="P1">Task Data Analyst: (45 min plus discussion)</text:p>
      <text:p text:style-name="Standard"/>
      <text:list text:style-name="LFO1" text:continue-numbering="true">
        <text:list-item>
          <text:p text:style-name="P2">clean up github repo</text:p>
        </text:list-item>
        <text:list-item>
          <text:p text:style-name="P3">extend readme</text:p>
        </text:list-item>
      </text:list>
      <text:p text:style-name="P4"/>
      <text:p text:style-name="Standard">presentation:</text:p>
      <text:p text:style-name="Standard"/>
      <text:p text:style-name="Standard">1<text:span text:style-name="T5">st</text:span><text:s/>task</text:p>
      <text:list text:style-name="LFO2" text:continue-numbering="true">
        <text:list-item>
          <text:p text:style-name="P6">folder structure?</text:p>
        </text:list-item>
        <text:list-item>
          <text:p text:style-name="P7">1st problem: basic insights on the data set</text:p>
          <text:list text:continue-numbering="true">
            <text:list-item>
              <text:p text:style-name="P8">size</text:p>
            </text:list-item>
            <text:list-item>
              <text:p text:style-name="P9">what does each line mean</text:p>
            </text:list-item>
            <text:list-item>
              <text:p text:style-name="P10">what does<text:s/>the columns mean?</text:p>
            </text:list-item>
            <text:list-item>
              <text:p text:style-name="P11">Is it clean?</text:p>
              <text:list text:continue-numbering="true">
                <text:list-item>
                  <text:p text:style-name="P12">Already the author says no</text:p>
                </text:list-item>
                <text:list-item>
                  <text:p text:style-name="P13">eyeballing we also see: no</text:p>
                </text:list-item>
                <text:list-item>
                  <text:p text:style-name="P14">we would have to clean all the 18 columns if we want to be thorough or more in a data engineering context</text:p>
                </text:list-item>
                <text:list-item>
                  <text:p text:style-name="P15">but here we do it on a if-needed basis</text:p>
                </text:list-item>
              </text:list>
            </text:list-item>
          </text:list>
        </text:list-item>
        <text:list-item>
          <text:p text:style-name="P16">datatypes of columns; numerical</text:p>
        </text:list-item>
      </text:list>
      <text:p text:style-name="Standard"/>
      <text:p text:style-name="Standard">2<text:span text:style-name="T17">nd</text:span><text:s/>task</text:p>
      <text:list text:style-name="LFO3" text:continue-numbering="true">
        <text:list-item>
          <text:p text:style-name="P18">Create a table with top directors according to number of movies</text:p>
          <text:list text:continue-numbering="true">
            <text:list-item>
              <text:p text:style-name="P19">show result table</text:p>
            </text:list-item>
            <text:list-item>
              <text:p text:style-name="P20">steps taken:</text:p>
              <text:list text:continue-numbering="true">
                <text:list-item>
                  <text:p text:style-name="P21">eliminating ‘co-director’</text:p>
                </text:list-item>
                <text:list-item>
                  <text:p text:style-name="P22">eliminating missing data</text:p>
                </text:list-item>
                <text:list-item>
                  <text:p text:style-name="P23">concatenating comma directors</text:p>
                </text:list-item>
                <text:list-item>
                  <text:p text:style-name="P24">checking for semicolon directors, correcting erroroneous read-in</text:p>
                </text:list-item>
                <text:list-item>
                  <text:p text:style-name="P25">methods used: in python package pandas, numpy; pandas.DataFrame.value_counts()</text:p>
                </text:list-item>
              </text:list>
            </text:list-item>
          </text:list>
        </text:list-item>
      </text:list>
      <text:p text:style-name="Standard">3<text:span text:style-name="T26">rd</text:span><text:s/>task: Free data mining: free research questions</text:p>
      <text:list text:style-name="LFO4" text:continue-numbering="true">
        <text:list-item>
          <text:p text:style-name="P27">Does ‘director’ have an impact on movie score?</text:p>
          <text:list text:continue-numbering="true">
            <text:list-item>
              <text:p text:style-name="P28">Yes: variance explained on test data is 41%</text:p>
            </text:list-item>
            <text:list-item>
              <text:p text:style-name="P29">graph with modulated confidence interval</text:p>
            </text:list-item>
            <text:list-item>
              <text:p text:style-name="P30">example</text:p>
            </text:list-item>
            <text:list-item>
              <text:p text:style-name="P31">second conclusion: maybe a learning curve; more movies better next movie ratings</text:p>
              <text:list text:continue-numbering="true">
                <text:list-item>
                  <text:p text:style-name="P32">where is the sweetspot of increase in rating? –&gt; next analysis</text:p>
                </text:list-item>
              </text:list>
            </text:list-item>
            <text:list-item>
              <text:p text:style-name="P33">leave out: Problem: many directors</text:p>
            </text:list-item>
            <text:list-item>
              <text:p text:style-name="P34">leave out: many directors have just one movie</text:p>
            </text:list-item>
          </text:list>
        </text:list-item>
        <text:list-item>
          <text:p text:style-name="P35">Is there a hype of genre?</text:p>
          <text:list text:continue-numbering="true">
            <text:list-item>
              <text:p text:style-name="P36">Yes there are some hypes visible</text:p>
              <text:list text:continue-numbering="true">
                <text:list-item>
                  <text:p text:style-name="P37">show graph</text:p>
                </text:list-item>
                <text:list-item>
                  <text:p text:style-name="P38">shorts in the beginning of film and history and now</text:p>
                  <text:list text:continue-numbering="true">
                    <text:list-item>
                      <text:p text:style-name="P39">movies first expensive; now movies to make expensive</text:p>
                    </text:list-item>
                    <text:list-item>
                      <text:p text:style-name="P40">interpretation in notebo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Has the market share of countries in the movie industry changed over thre<text:s/>decades?</text:p>
          <text:list text:continue-numbering="true">
            <text:list-item>
              <text:p text:style-name="P42">Yes</text:p>
            </text:list-item>
            <text:list-item>
              <text:p text:style-name="P43">graph</text:p>
            </text:list-item>
            <text:list-item>
              <text:p text:style-name="P44">conclusion: diminishing market share from the traditonal agents; ascension of china, india and other countries</text:p>
            </text:list-item>
            <text:list-item>
              <text:p text:style-name="P45">germany is the odd one out: stable; not like other developped countries;</text:p>
              <text:list text:continue-numbering="true">
                <text:list-item>
                  <text:p text:style-name="P46">why: gov subsidies: started low</text:p>
                </text:list-item>
              </text:list>
            </text:list-item>
          </text:list>
        </text:list-item>
        <text:list-item>
          <text:p text:style-name="P47">Outlook for prediction: movie recommender system</text:p>
          <text:list text:continue-numbering="true">
            <text:list-item>
              <text:p text:style-name="P48">not an analysis but a prediction machine</text:p>
            </text:list-item>
            <text:list-item>
              <text:p text:style-name="P49">more if you would like to find out</text:p>
            </text:list-item>
          </text:list>
        </text:list-item>
      </text:list>
      <text:p text:style-name="Standard"/>
      <text:p text:style-name="Standard">Data Engineering task</text:p>
      <text:list text:style-name="LFO5" text:continue-numbering="true">
        <text:list-item>
          <text:p text:style-name="P50">Getting the data</text:p>
          <text:list text:continue-numbering="true">
            <text:list-item>
              <text:p text:style-name="P51">at fixerio</text:p>
            </text:list-item>
            <text:list-item>
              <text:p text:style-name="P52">use free plan</text:p>
            </text:list-item>
            <text:list-item>
              <text:p text:style-name="P53">use package</text:p>
            </text:list-item>
            <text:list-item>
              <text:p text:style-name="P54">update package: including, issue raising and pull request for my patch</text:p>
            </text:list-item>
            <text:list-item>
              <text:p text:style-name="P55">make<text:s/>502 queries (for the 502 days since 01-01-2018)</text:p>
            </text:list-item>
            <text:list-item>
              <text:p text:style-name="P56">put into pandas dataframe</text:p>
            </text:list-item>
            <text:list-item>
              <text:p text:style-name="P57">put into SQL database via sqlite3</text:p>
            </text:list-item>
            <text:list-item>
              <text:p text:style-name="P58">write function to do queries</text:p>
            </text:list-item>
          </text:list>
        </text:list-item>
        <text:list-item>
          <text:p text:style-name="P59">cleaning the data</text:p>
          <text:list text:continue-numbering="true">
            <text:list-item>
              <text:p text:style-name="P60">not necessary</text:p>
            </text:list-item>
            <text:list-item>
              <text:p text:style-name="P61">data comes from highly reputable source (ECB)</text:p>
            </text:list-item>
            <text:list-item>
              <text:p text:style-name="P62">data source widely used</text:p>
            </text:list-item>
          </text:list>
        </text:list-item>
        <text:list-item>
          <text:p text:style-name="P63">analysis and prediction: not part of this task</text:p>
        </text:list-item>
        <text:list-item>
          <text:p text:style-name="P64">show and explain the data model</text:p>
        </text:list-item>
        <text:list-item>
          <text:p text:style-name="P65">show the conversion with the function</text:p>
        </text:list-item>
      </text:list>
      <text:p text:style-name="Standard"/>
      <text:p text:style-name="Standard">Crawler task</text:p>
      <text:list text:style-name="LFO6" text:continue-numbering="true">
        <text:list-item>
          <text:p text:style-name="P66">recursive function!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er Genauck</dc:creator>
    <meta:creation-date>2019-05-18T13:24:00Z</meta:creation-date>
    <dc:date>2019-05-20T16:30:00Z</dc:date>
    <meta:template xlink:href="Normal" xlink:type="simple"/>
    <meta:editing-cycles>4</meta:editing-cycles>
    <meta:editing-duration>PT0S</meta:editing-duration>
    <meta:document-statistic meta:page-count="1" meta:paragraph-count="4" meta:word-count="328" meta:character-count="2392" meta:row-count="17" meta:non-whitespace-character-count="2068"/>
  </office:meta>
</office:document-meta>
</file>